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9030" officeooo:paragraph-rsid="000b90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4:28:15.565391000</meta:creation-date>
    <meta:generator>LibreOffice/4.2.5.2$MacOSX_X86_64 LibreOffice_project/61cb170a04bb1f12e77c884eab9192be736ec5f5</meta:generator>
    <dc:date>2014-06-25T14:30:17.705396000</dc:date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15" meta:non-whitespace-character-count="12"/>
  </office:meta>
</office:document-meta>
</file>